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22in" fo:margin-left="0.0042in" fo:margin-right="-0.0014in" table:align="margins" style:writing-mode="lr-tb"/>
    </style:style>
    <style:style style:name="Table1.A" style:family="table-column">
      <style:table-column-properties style:column-width="3.4583in" style:rel-column-width="32741*"/>
    </style:style>
    <style:style style:name="Table1.B" style:family="table-column">
      <style:table-column-properties style:column-width="3.4639in" style:rel-column-width="32794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.3" style:family="table-row">
      <style:table-row-properties style:min-row-height="0.7396in" style:keep-together="true" fo:keep-together="auto"/>
    </style:style>
    <style:style style:name="Table1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paragraph-properties style:snap-to-layout-gri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Contents">Test Summary: <text:s text:c="3"/>Verify that user is able to cancel a ticket which is in waiting 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Table_20_Contents"><text:s/>Test Description:</text:p>
            <text:p text:style-name="Table_20_Contents">This test case will validate that user is able to cancel a ticket which is in waiting 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Table_20_Contents">Prerequisite:</text:p>
            <text:p text:style-name="Table_20_Contents">Ticket is booked for multiple passengers and any date of journey .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Table_20_Contents">Steps</text:p>
          </table:table-cell>
          <table:table-cell table:style-name="Table1.A2" office:value-type="string">
            <text:p text:style-name="Table_20_Contents">Expected results:</text:p>
          </table:table-cell>
        </table:table-row>
        <table:table-row table:style-name="Table1.1">
          <table:table-cell table:style-name="Table1.A4" office:value-type="string">
            <text:p text:style-name="Table_20_Contents">1 Log in to Application and go to Booked history / Transaction History Or My Ticket orders</text:p>
          </table:table-cell>
          <table:table-cell table:style-name="Table1.A2" office:value-type="string">
            <text:p text:style-name="Table_20_Contents">All the booked tickets should be displayed</text:p>
          </table:table-cell>
        </table:table-row>
        <table:table-row table:style-name="Table1.1">
          <table:table-cell table:style-name="Table1.A4" office:value-type="string">
            <text:p text:style-name="Table_20_Contents">2 Select the ticket which contains the ticket for multiple passengers</text:p>
          </table:table-cell>
          <table:table-cell table:style-name="Table1.A2" office:value-type="string">
            <text:p text:style-name="Table_20_Contents">Check boxes for all passengers should be displayed to cancel one or multiple passenger.</text:p>
          </table:table-cell>
        </table:table-row>
        <table:table-row table:style-name="Table1.1">
          <table:table-cell table:style-name="Table1.A4" office:value-type="string">
            <text:p text:style-name="Table_20_Contents">3 Select one or more passengers out of all the passengers.</text:p>
            <text:p text:style-name="Table_20_Contents">Click on cancel button</text:p>
          </table:table-cell>
          <table:table-cell table:style-name="Table1.A2" office:value-type="string">
            <text:p text:style-name="Table_20_Contents">Prompt message to confirm the cancellation</text:p>
          </table:table-cell>
        </table:table-row>
        <table:table-row table:style-name="Table1.1">
          <table:table-cell table:style-name="Table1.A4" office:value-type="string">
            <text:p text:style-name="Table_20_Contents">4 User confirmed the cancel</text:p>
          </table:table-cell>
          <table:table-cell table:style-name="Table1.A2" office:value-type="string">
            <text:p text:style-name="Table_20_Contents">User should get an email/message for successful cancellation.</text:p>
            <text:p text:style-name="Table_20_Contents">User should get the email with the amount which is refunded.</text:p>
            <text:p text:style-name="Table_20_Contents">Refund amount should be 100% of the passenger ticket amount.</text:p>
            <text:p text:style-name="Table_20_Contents"/>
            <text:p text:style-name="Table_20_Contents">Example – If single ticket was of R 1000, User should get an refund of Rs 1000.</text:p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at Jain</meta:initial-creator>
    <meta:creation-date>2017-10-09T13:38:50.77</meta:creation-date>
    <dc:date>2017-10-09T16:22:06.27</dc:date>
    <meta:editing-duration>PT4M9S</meta:editing-duration>
    <meta:editing-cycles>2</meta:editing-cycles>
    <meta:generator>OpenOffice/4.1.1$Win32 OpenOffice.org_project/411m6$Build-9775</meta:generator>
    <meta:document-statistic meta:table-count="1" meta:image-count="0" meta:object-count="0" meta:page-count="1" meta:paragraph-count="19" meta:word-count="171" meta:character-count="983"/>
  </office:meta>
</office:document-meta>
</file>